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henandoa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5">
            <text:p>95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67">
            <text:p>6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225">
            <text:p>22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07">
            <text:p>107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35">
            <text:p>23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83">
            <text:p>483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486">
            <text:p>1,486</text:p>
          </table:table-cell>
          <table:table-cell table:style-name="ce23" office:value-type="float" office:value="180">
            <text:p>18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673">
            <text:p>1,673</text:p>
          </table:table-cell>
          <table:table-cell table:style-name="ce23" office:value-type="float" office:value="254">
            <text:p>2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